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indent-bi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bbd56"/>
    </style:style>
    <style:style style:name="T14" style:family="text">
      <style:text-properties officeooo:rsid="000ccf13"/>
    </style:style>
    <style:style style:name="T15" style:family="text">
      <style:text-properties officeooo:rsid="000ddc85"/>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Посвящается Ричарду Фаринья</text:p>
      <text:p text:style-name="Header">1</text:p>
      <text:h text:style-name="Heading_20_1" text:outline-level="1">Вне Нуля</text:h>
      <text:p text:style-name="Standard_20__28_user_29_">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text:p>
      <text:p text:style-name="indent-big">—Вернер фон Браун</text:p>
      <text:p text:style-name="Standard_20__28_user_29_"><draw:frame draw:style-name="fr1" draw:name="Image3" text:anchor-type="char" svg:width="6.9252in" svg:height="0.3661in" draw:z-index="21"><draw:image xlink:href="Pictures/1000000000000B720000009B428C9716555D8079.png" xlink:type="simple" xlink:show="embed" xlink:actuate="onLoad" loext:mime-type="image/png"/></draw:frame><text:span text:style-name="T13">Всё ближе воющий</text:span> визг с неба. <text:span text:style-name="T15">Такое с</text:span>лучалось <text:span text:style-name="T13">и прежде</text:span>, но <text:span text:style-name="T15">никогда настолько</text:span>.</text:p>
      <text:p text:style-name="Standard_20__28_user_29_"><text:span text:style-name="T14">Всё у</text:span>же слишком поздно. И хоть Эвакуация продолжается, всё это просто театр. 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p>
      <text:p text:style-name="Standard_20__28_user_29_">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Standard_20__28_user_29_">Тронулись. Потянулись цепочкой, покидая вокзал, покидая центр города, покатили через его старые, заброшенные районы. 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 text:style-name="T1">он никогда не слыхал…</text:span>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p>
      <text:p text:style-name="Standard_20__28_user_29_">Поезд остановился. Дальше путей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Standard_20__28_user_29_">Некоторые ждут в одиночестве, некоторые делят своё невидимое помещение с другими. Не видно не зги, да, хотя что толку в обстановке, раз уж до такого дошло? Под ногами хрустит древнейшая грязь города, последние кристаллизации всего, что город не дал, чем 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 text:style-name="T1">тебя</text:span>, приятель….»</text:p>
      <text:p text:style-name="Standard_20__28_user_29_">Выхода нет. Лежи и жди, лежи тихо, не двигайся. Визг с неба не утихает. Когда это приходит, придёт в темноте, или со своим каким-то светом? Свет придёт до, или после?</text:p>
      <text:p text:style-name="Standard_20__28_user_29_"><text:span text:style-name="T1">Но уже светло. </text:span>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стиснув пустые или полупустые бутылки, этот развесился на стуле, тот свернулся калачиком в холодном камине, те раскинулись на диванах, на пыльных коврах, в шезлонгах на разных уровнях громадного зала, храпя и сопя на все лады самоповторным хором, покуда свет Лондона, зимний тягучий свет, ширится в вертикальных переплётах окон, ширится в слоях вчерашнего дыма, что всё ещё висит, редея, с навощённых балок потолка. А эти распростёртые горизонталы, товарищи по оружию, что разрумянились, как компашка голландских мужиков, которые видят в снах своё воскрешении в следующие пару минут.</text:p>
      <text:p text:style-name="Standard_20__28_user_29_">Его звание капитан, имя Джефри («Пират») Прентис. Он укрыт тёплымым одеялом, <text:s/>шотландская расцветка из оранжевого, ржавого, алого. У его черепа такое ощущение, словно он из металла.</text:p>
      <text:p text:style-name="Standard_20__28_user_29_">Прямиком над ним, на высоте четырёх метров, Тэди Блот вот-вот свалится с балкончика музыкантов, выбрав для падения 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воткнутый в задний карман, который как-то там зацепился—</text:p>
      <text:p text:style-name="Standard_20__28_user_29_">На этот момент Пирату уже удалось сесть на своей узкой холостяцкой кровати и зыркнуть вверх. Как ужасно. Просто ужасно бля… вверху раздался треск материи. Подготовка к выполнению спецзаданий выработала в нём быстроту реакций. Спрыгнув с кровати, он ударом ноги посылает её катнуться на своих колёсиках в направлении Блота. Оборвавшись, Блот шмякнулся точно посерёдке под громкий звяк пружин сетки. Одна ножка отлетела. «Доброе утро»,– отметил Пират. Блот кратко улыбнулся и снова уснул, уютно укутавшись в одеяло Пирата.</text:p>
      <text:p text:style-name="Standard_20__28_user_29_">Б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чтоб выдержать туманы и мороз и в основном возвращались, в виде фрагментов специфичных алкалоидов, в почву на крыше, так же как и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в напластование, почти в полметра, невероятного чернозёма, на котором может произрастать что угодно, да хоть бы и бананы. Пират, доведённый до отчаяния <text:soft-page-break/>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p>
      <text:p text:style-name="Standard_20__28_user_29_">П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p>
      <text:p text:style-name="Standard_20__28_user_29_">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а электростанции и нефтеперегонный за нею проступают чётко: трубы, сифоны, башни, колонны, крученные клубы пара и дыма….</text:p>
      <text:p text:style-name="Standard_20__28_user_29_">–<text:span text:style-name="T2"> </text:span>Ххахх!– Пират в беззвучном рёве следит как его выдох всплывает над парапетами, «ххахх!» <text:s/>Верхушки крыш в утреннем танце. Его гигантские вязки бананов, сияюще жёлтых, влажно зелёных. Его друзья внизу предвкушают в своих снах Банановый Завтрак. Этот надраенный день обещает быть не хуже, чем любой—</text:p>
      <text:p text:style-name="Standard_20__28_user_29_">Так ли? Далеко на востоке, в самом низу розовеющего неба что-то сверкнуло, очень ярко. Новая звезда, совсем незаметная. Он опирается на парапет, всматриваясь. Искорка точки уже превратилась в белую вертикальную чёрточку. Должно быть уже где-то над Северным морем… не ближе… внизу ледяные поля и холодное пятно солнца….</text:p>
      <text:p text:style-name="Standard_20__28_user_29_">Что это? Такого раньше не бывало. Но Пират всё равно знает что. Он видел фильм, всего пару недель назад… это след испарения. Уже на ширину пальца выше. И это не самолёт. Отвесно вверх самолёт не запускают. Это новая, и всё ещё Самая Секретная, немецкая ракета бомба.</text:p>
      <text:p text:style-name="Standard_20__28_user_29_">–<text:span text:style-name="T2"> </text:span>Входящая почта.– он произнёс это или только подумал? Он подтянул обтрёпанный пояс халата. Ну, у этой штуковины радиус действия 200 миль. Ты не можешь различить след испарения за 200 миль, выходит, можешь.</text:p>
      <text:p text:style-name="Standard_20__28_user_29_">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text:p>
      <text:p text:style-name="Standard_20__28_user_29_">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кета будет тут прежде, чем Пират увидит восход солнца.</text:p>
      <text:p text:style-name="Standard_20__28_user_29_">След, смазанный, слегка порванный натрое, висит в небе. Сама ракета, уже как чисто баллистический снаряд, поднялась выше. Теперь невидима.</text:p>
      <text:p text:style-name="Standard_20__28_user_29_">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p>
      <text:p text:style-name="Standard_20__28_user_29_">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text:span text:style-name="T1">сейчас</text:span>….</text:p>
      <text:p text:style-name="Standard_20__28_user_29_"><text:soft-page-break/>Каркас пронизан дневным светом, молочные стёкла благодушно лучатся вниз. Откуда тут быть зиме—даже этой—достаточно суровой чтобы состарить это железо, которое может петь на ветру, или застить эти окна, что открываются в другую пору года, обманно сохранённую?</text:p>
      <text:p text:style-name="Standard_20__28_user_29_">Пират взглядывает на свои часы. Не с чего отсчитать. Поры лица начинает пощипывать. Стирая все мысли—как учат коммандос—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p>
      <text:p text:style-name="Standard_20__28_user_29_">Обратно в зиму. Бывший след напрочь исчез с неба. Кожу Пирата покрыл пот холодный почти как лёд.</text:p>
      <text:p text:style-name="Standard_20__28_user_29_">Какое-то время уходит, чтобы закурить сигарету. Он не услышит как долетит эта штука. У неё скорость больше скорости звука. Первым делом тебе доходит вспышка. Только потом, если ты ещё жив, докатывается звук её приближения.</text:p>
      <text:p text:style-name="Standard_20__28_user_29_">Что если попадёт точнёхонько—ах, нет—вся эта жуткая масса сверху, бьёт в череп по темени….</text:p>
      <text:p text:style-name="Standard_20__28_user_29_">Нахохлив плечи, Пират несёт свои бананы по винтовой лестнице.</text:p>
      <text:p text:style-name="Standard_20__28_user_29_"><draw:frame draw:style-name="fr1" draw:name="Image2" text:anchor-type="char" svg:width="6.9252in" svg:height="0.3661in" draw:z-index="22"><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text:span text:style-name="T1">Я покрою все изъеденные выпивкой желудки Англии</text:span>... Кусочек марга, нет, ещё не завонялся, на сковородку. Начистить ещё бананов, порезать вдоль. Марг шкварчит, туда эти длинные. Электропечка <text:span text:style-name="T1">шарах</text:span> взорвёт нас всех в один прекрасный день, ох, ха,ха, как пить дать. Начистить целые бананы для гриля пока нагреется. Где эти зефиры….</text:p>
      <text:p text:style-name="Standard_20__28_user_29_">На кухню, покачиваясь, прибрёл Тедди Блот, голова укутана одеялом Пирата, поскользнулся на кожуре банана и шлёпнулся на задницу. «Самоубился»,– бормочет он.</text:p>
      <text:p text:style-name="Standard_20__28_user_29_">–<text:span text:style-name="T2"> </text:span>Немцы это за тебя сделают. Угадай что я видел с крыши.</text:p>
      <text:p text:style-name="Standard_20__28_user_29_">–<text:span text:style-name="T2"> </text:span>Ту V-2 в полёте?</text:p>
      <text:p text:style-name="Standard_20__28_user_29_">–<text:span text:style-name="T2"> </text:span>A4, да.</text:p>
      <text:p text:style-name="Standard_20__28_user_29_">–<text:span text:style-name="T2"> </text:span>Я видел её из окна. Минут десять назад. Странный вид, нет? С тех пор всё тихо, а ты слышал? Наверно, недолёт. В море, что ли.</text:p>
      <text:p text:style-name="Standard_20__28_user_29_">–<text:span text:style-name="T2"> </text:span>Десять минут?– пытается свериться со своими часами.</text:p>
      <text:p text:style-name="Standard_20__28_user_29_">–<text:span text:style-name="T2"> </text:span>Не меньше.– Блот сидит на полу, впихивая кожуру в лацкан своей пижамы под вид бутоньерки.</text:p>
      <text:p text:style-name="Standard_20__28_user_29_">Пират идёт к телефону и всё-таки звонит в Стенмор. Придётся проходить обычную, долгую рутину, но он уже перестал верить в увиденную им ракету. Господь выдернул её для него из безвоздушного неба, как стальной банан. «Прентис на связи, у вас там пикнуло что-то из Голландии только что? Ага. Ага. Да, мы <text:span text:style-name="T1">видели</text:span>.» Так можно отбить человеку охоту любоваться восходами. Он положили трубку. «Они потеряли её над береговой линией. Говорят это преждевременный Brennschluss».</text:p>
      <text:p text:style-name="Standard_20__28_user_29_">–<text:span text:style-name="T2"> </text:span>Не кисни,– говорит Блот пробираясь обратно к разваленной койке.– Будут другие».</text:p>
      <text:p text:style-name="Standard_20__28_user_29_">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то, по обе стороны фронта, не знает сколько будет ещё других. Или просто не следить за небом?</text:p>
      <text:p text:style-name="Standard_20__28_user_29_"><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Standard_20__28_user_29_"/>
      <text:p text:style-name="Standard_20__28_user_29_">А ну-ка, оторви свою жопу от пола,</text:p>
      <text:p text:style-name="Standard_20__28_user_29_">(пожуй банан-чик)</text:p>
      <text:p text:style-name="Standard_20__28_user_29_">Зубы почисть и вперёд, на войну!</text:p>
      <text:p text:style-name="Standard_20__28_user_29_">Махни на прощанье спящей стране,</text:p>
      <text:p text:style-name="Standard_20__28_user_29_">И мечтам пошли поцелуй,</text:p>
      <text:p text:style-name="Standard_20__28_user_29_">Скажи Мисс Гребл,</text:p>
      <text:p text:style-name="Standard_20__28_user_29_">У тебя не стоит,</text:p>
      <text:p text:style-name="Standard_20__28_user_29_">И не встанет до самой Победы, о,</text:p>
      <text:p text:style-name="Standard_20__28_user_29_">Но потом на гражданке всё будет торчком,</text:p>
      <text:p text:style-name="Standard_20__28_user_29_">(пожуй банан-чик)</text:p>
      <text:p text:style-name="Standard_20__28_user_29_">Вино шипучее, девульки жгучие—</text:p>
      <text:p text:style-name="Standard_20__28_user_29_">Осталось лишь пару немчур победить,</text:p>
      <text:p text:style-name="Standard_20__28_user_29_">Так улыбнись пошире, улыбкой лучшей в мире,</text:p>
      <text:p text:style-name="Standard_20__28_user_29_">И не заставляй нас повторять—</text:p>
      <text:p text:style-name="Standard_20__28_user_29_">Тебе пора от пола жопу оторвать!</text:p>
      <text:p text:style-name="Standard_20__28_user_29_"/>
      <text:p text:style-name="Standard_20__28_user_29_">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Standard_20__28_user_29_">На кухне, зефиры с чёрного рынка шмякаются в сироп налитый в верхнюю ёмкость пароварки Пирата, 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text:p>
      <text:p text:style-name="Standard_20__28_user_29_">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p>
      <text:p text:style-name="Standard_20__28_user_29_"><text:soft-page-break/>И вот через все комнаты ширится, взамен застоялого дыма ночи, <text:s/>алкоголя и пота, хрупкий, 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p>
      <text:p text:style-name="Standard_20__28_user_29_">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T1">C’est magnifique, mais ce n’est pas la guerre </text:span>(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p>
      <text:p text:style-name="Standard_20__28_user_29_">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p>
      <text:p text:style-name="Standard_20__28_user_29_">–<text:span text:style-name="T2"> </text:span>Твой работодатель.</text:p>
      <text:p text:style-name="Standard_20__28_user_29_">–<text:span text:style-name="T2"> </text:span>Это нечестно,– стонет Пират,– я ещё не делал свои утренние отжимания.</text:p>
      <text:p text:style-name="Standard_20__28_user_29_">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Standard_20__28_user_29_">«Доставлено изумительным способом,»– голос повышен и раздражён,– «никто из <text:span text:style-name="T1">моих</text:span> знакомых так не умничает. <text:span text:style-name="T1">Мне</text:span>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text:p>
      <text:p text:style-name="Standard_20__28_user_29_">Пират снова по ту сторону окна, наблюдает завтрак незнакомцев.</text:p>
      <text:p text:style-name="Standard_20__28_user_29_">Его увозит прочь, по мосту Воксхол-Бридж в пошарпанной зелёной Лагонде его денщик, капрал Вэйн. С подъёмом <text:s/>солнца, утро кажется всё холоднее. Облака всё же начали собираться. <text:soft-page-break/>Команда американских сапёров высыпали на дорогу, идут расчищать какие-то руины неподалёку, они поют:</text:p>
      <text:p text:style-name="Standard_20__28_user_29_"/>
      <text:p text:style-name="Standard_20__28_user_29_">Ух…</text:p>
      <text:p text:style-name="Standard_20__28_user_29_">Холодней, чем титьки <text:s/>ведьмы!</text:p>
      <text:p text:style-name="Standard_20__28_user_29_">Холодней ведра</text:p>
      <text:p text:style-name="Standard_20__28_user_29_">пингвиньего дерьма!</text:p>
      <text:p text:style-name="Standard_20__28_user_29_">Холодней, чем шерсть</text:p>
      <text:p text:style-name="Standard_20__28_user_29_"><text:span text:style-name="T2"><text:s/></text:span>на заднице полярного медведя!</text:p>
      <text:p text:style-name="Standard_20__28_user_29_">И даже, чем иней на фужере</text:p>
      <text:p text:style-name="Standard_20__28_user_29_">шампанского вина!</text:p>
      <text:p text:style-name="Standard_20__28_user_29_"/>
      <text:p text:style-name="Standard_20__28_user_29_">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Ну, 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p>
      <text:p text:style-name="Standard_20__28_user_29_"/>
      <text:p text:style-name="Standard_20__28_user_29_">Да—я—тот</text:p>
      <text:p text:style-name="Standard_20__28_user_29_">Самый, кто бредёт сквозь их фан-тази-и!</text:p>
      <text:p text:style-name="Standard_20__28_user_29_">Переживаю вместо них—</text:p>
      <text:p text:style-name="Standard_20__28_user_29_">Даже когда на девушку я вла-зи-ю—</text:p>
      <text:p text:style-name="Standard_20__28_user_29_">Приходится мне думать за других,</text:p>
      <text:p text:style-name="Standard_20__28_user_29_">Я знаю наперёд кому придёт черёд…</text:p>
      <text:p text:style-name="forward">[И тут вступают тубы, баритоны и тромбоны в одной октаве]</text:p>
      <text:p text:style-name="Standard_20__28_user_29_">И мне по барабану, что опааааасно это,</text:p>
      <text:p text:style-name="Standard_20__28_user_29_">Опасность – крыша, с которой я упал давным-давно—</text:p>
      <text:p text:style-name="Standard_20__28_user_29_">А когда мне придёт каюк, ты не печалься, друг,</text:p>
      <text:p text:style-name="Standard_20__28_user_29_">Поссы на мой надгробный камень,</text:p>
      <text:p text:style-name="Standard_20__28_user_29_">Тем пивом, что ты задолжал мне,</text:p>
      <text:p text:style-name="Standard_20__28_user_29_">И —вперёд!</text:p>
      <text:p text:style-name="Standard_20__28_user_29_"/>
      <text:p text:style-name="Standard_20__28_user_29_">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oft-page-break/>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 text:style-name="T1">знал</text:span>.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 text:style-name="T1">а у тебя ночью забулькает</text:span>,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p>
      <text:p text:style-name="Standard_20__28_user_29_">На тот момент проблема была снята. Однако, рано или поздно наступит время, когда ещё кто-то откроет его дар, кто-то, 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p>
      <text:p text:style-name="Standard_20__28_user_29_">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oft-page-break/>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p>
      <text:p text:style-name="Standard_20__28_user_29_">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text:s/>истинно Шерлок Холмсовский лондонский вечер, на Пирата несомненно пахн<text:span text:style-name="T3">у́</text:span>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 text:style-name="T1">Это был гигантский Аденоид</text:span>. Размером со Св. Пола и продолжал <text:s/>час от часу расти. Лондон, а возможно и вся Англия, были в смертельной опасности!</text:p>
      <text:p text:style-name="Standard_20__28_user_29_">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тому что на этом неясном санджаке однажды проворачивалась судьбв всей Европы:</text:p>
      <text:p text:style-name="Standard_20__28_user_29_"/>
      <text:p text:style-name="Standard_20__28_user_29_">Никто не-знает-где на-карте,</text:p>
      <text:p text:style-name="Standard_20__28_user_29_">Кто-б-мог подумать всё пойдёт-с-того?</text:p>
      <text:p text:style-name="Standard_20__28_user_29_">Но каждый <text:s/>серб или <text:s/>монто-негрец</text:p>
      <text:p text:style-name="Standard_20__28_user_29_">Только и ждут, что грянет наконец—</text:p>
      <text:p text:style-name="Standard_20__28_user_29_">О, милая, пакуй мой саквояж,</text:p>
      <text:p text:style-name="Standard_20__28_user_29_">И прикури сигару мне потолще,</text:p>
      <text:p text:style-name="Standard_20__28_user_29_">Пиши мне до востр-ебо-вания:</text:p>
      <text:p text:style-name="Standard_20__28_user_29_">Вос-точный Экс-пресс,</text:p>
      <text:p text:style-name="Standard_20__28_user_29_">В сан-джак Но-ви Па-зар!</text:p>
      <text:p text:style-name="Standard_20__28_user_29_"/>
      <text:p text:style-name="Standard_20__28_user_29_"/>
      <text:p text:style-name="Standard_20__28_user_29_">Тут строй хористок, аппетитно молоденьких, вызывающе вытанцовывают в меховых гусарских шапках и ботфортах, пока в другой сфере лорд Осмо продолжает <text:span text:style-name="T1">ассимилироваться</text:span>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 text:style-name="T1">общий план, </text:span>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 text:style-name="T1">что</text:span>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 text:style-name="T1">дышит</text:span>, как бы… в себя, обратно…» «Какие-нибудь, типа, <text:span text:style-name="T1">звуки</text:span> до вас доходят?» «Да, это просто ужасно… словно, великанский нос захлёбывается соплями… подождите, сейчас оно… начинает… <text:s/>о, <text:span text:style-name="T1">нет</text:span>!.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oft-page-break/>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 text:style-name="T1">шшлёп</text:span>!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это<text:span text:style-name="T1"> по кайфу</text:span>….</text:p>
      <text:p text:style-name="Standard_20__28_user_29_">Задание Пирата/Осмо наладить связь с Аденоидом. 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 text:style-name="T1">démarche</text:span>.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p>
      <text:p text:style-name="Standard_20__28_user_29_">Нови Пазар, как-то продолжал оставаться <text:span text:style-name="T1">croix mystique </text:span>на ладони Европы и МИД, в конце концов, обратился к Фирме за помощью. Фирма знала кому поручить.</text:p>
      <text:p text:style-name="Standard_20__28_user_29_">Каждый день на протяжении <text:s/>2½ 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подтаскивая белую субстанцию коробами, по очереди, по соседним лестницам, чтобы швырять по колышливому гландоподобному и 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p>
      <text:p text:style-name="Standard_20__28_user_29_">Всё же у лорда Блатрарда Осмо смог наконец уделять всё своё время Нови Пазару. В начале 1939, его обнаружили утонувшим при загадочных обстоятельствах в ванне наполненной тапиочн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мечущимся в их постелях от его грандиозности—хотя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p>
      <text:p text:style-name="Standard_20__28_user_29_"><draw:frame draw:style-name="fr1" draw:name="Image1" text:anchor-type="char" svg:width="6.9252in" svg:height="0.3661in" draw:z-index="1"><draw:image xlink:href="Pictures/1000000000000B720000009B428C9716555D8079.png" xlink:type="simple" xlink:show="embed" xlink:actuate="onLoad" loext:mime-type="image/png"/></draw:frame>У Теди Блота перерыв на обед, 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oft-page-break/>оправе в стиле генерала МакАртура, пара серебряных щёточек-расчёсок в форме пылающего меча ГКСС, подарок Мамы, который он находит весьма изысканным.</text:p>
      <text:p text:style-name="Standard_20__28_user_29_">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p>
      <text:p text:style-name="Standard_20__28_user_29_">П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слишком любопытных), Блоту не до этого всего: он слишком поглощён подготовкой возможных оправданий, если его застукают, хоть это вряд ли, просто на всякий….</text:p>
      <text:p text:style-name="Standard_20__28_user_29_">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по коридорам по совещаниям, замы-завы, час-другой 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ТОТСССГ….</text:p>
      <text:p text:style-name="Standard_20__28_user_29_">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p>
      <text:p text:style-name="Standard_20__28_user_29_">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посмотреть в глаза <text:s/>друг к другу, пока не скрипнешь стулом на 90°. Стол Тантиви аккуратен, у Слотропа жуткая свалка, где и чёрт ногу сломит. Он не расчищался до столешницы с 1942. 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трудно-находимые гелиотропный и горчичный, Скользкий Вяз Таблетки Тейя от Горла, присланные мамой Слотропа, Налиной, аж из Масачусетса,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oft-page-break/>не пробовать.) 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ТОТСССГ в конце коридора—технический словарь немецкого языка, <text:span text:style-name="T1">Специальный Справочник</text:span> или <text:span text:style-name="T1">План Города</text:span> изданный МИДом—и обычно, если не утащили или не выброшен, номер <text:span text:style-name="T1">Новости Мира</text:span> тоже где-нибудь воткнут—Слотроп заядлый читатель.</text:p>
      <text:p text:style-name="Standard_20__28_user_29_">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всё враз.</text:p>
      <text:p text:style-name="Standard_20__28_user_29_">Жаль, что тот кто платит за эт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 Сэлли—тут в основном красный и синий—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text:p>
      <text:p text:style-name="Standard_20__28_user_29_">Но может цвета взяты как попадя, не кодированные. Может даже и девушки не настоящие. От Тантиви, после нескольких недель расспросов невзначай <text:span text:style-name="T1">(мы знаем, что вы учились вместе, но задействовать его было бы рискованно)</text:span>,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 смерти у него явно оставалось время, чтоб и за девушками гоняться. Если есть какая-то причина клеить эти бумажные звезды каждую пару дней, то он о ней не распространяется—она, похоже, не для посторонних. Карту видит только лишь Тантиви и тот относится к ней со снисходительностью дружелюбного антрополога: «Какая-то разновидность безвредного хобби Янка»,– говори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и», и судьбоносный туман. Но ни одна из этих тем не развеет туман недоумения тех, кому докладывает Блот.</text:p>
      <text:p text:style-name="Standard_20__28_user_29_">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ещё надо сдать работу.</text:p>
      <text:p text:style-name="P4"><draw:frame draw:style-name="fr1" draw:name="Image4" text:anchor-type="char" svg:width="6.9252in" svg:height="0.3661in" draw:z-index="2"><draw:image xlink:href="Pictures/1000000000000B720000009B428C9716555D8079.png" xlink:type="simple" xlink:show="embed" xlink:actuate="onLoad" loext:mime-type="image/png"/></draw:frame></text:p>
      <text:p text:style-name="Standard_20__28_user_29_"><text:soft-page-break/>Ветер изменился, дует с юго-запада, и барометр падает. 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p>
      <text:p text:style-name="Standard_20__28_user_29_">Что это за графитовый цилиндр сантиметров пятнадцать в длину и пять в диаметре, 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p>
      <text:p text:style-name="Standard_20__28_user_29_">В таком случае, прикидывает Слотроп, <text:s/>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ТОТСССГ. А и что с того, вообще? Это его последняя ракета на какое-то время. Хотелось бы насовсем.</text:p>
      <text:p text:style-name="Standard_20__28_user_29_">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text:p>
      <text:p text:style-name="Standard_20__28_user_29_">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p>
      <text:p text:style-name="Standard_20__28_user_29_">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Боже, не должно же <text:span text:style-name="T1">так</text:span> продолжаться….</text:p>
      <text:p text:style-name="Standard_20__28_user_29_">–<text:span text:style-name="T2"> </text:span>Кстати, Слотроп, у тебя уже одна во рту.</text:p>
      <text:p text:style-name="Standard_20__28_user_29_">–<text:span text:style-name="T2"> </text:span>Это от нервов,– Слотроп всё равно <text:s/>прикуривает.</text:p>
      <text:p text:style-name="Standard_20__28_user_29_">–<text:span text:style-name="T2"> </text:span>Ну, только <text:span text:style-name="T1">не мои</text:span>,– упрашивает Тантиви.</text:p>
      <text:p text:style-name="Standard_20__28_user_29_"><text:soft-page-break/>–<text:span text:style-name="T2"> </text:span>Две за раз, видал?– 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p>
      <text:p text:style-name="Standard_20__28_user_29_">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 text:style-name="T1">двух</text:span>,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p>
      <text:p text:style-name="Standard_20__28_user_29_">Эти две юные леди были 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просто для передачи его настроения, от фиолетового до золотого. Не для распределения их по рангам—как можно! Никто не видит эту карту, кроме Тантиви, к тому же, Исусе, они <text:span text:style-name="T1">все</text:span>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p>
      <text:p text:style-name="Standard_20__28_user_29_">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Standard_20__28_user_29_">Карта ставит Тантиви в тупик. Её не спишешь на обычную охоту на охотливых двустволок американского горлопана, 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 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oft-page-break/>поговорить, кроме бесчисленного множества девушек, которых он почти никогда не встречал больше, поговорить хоть <text:span text:style-name="T1">о чём-нибудь</text:span>.</text:p>
      <text:p text:style-name="Standard_20__28_user_29_">И всё же Слотроп продолжает свою карту ежедневно, с дурацкой неотступность.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p>
      <text:p text:style-name="Standard_20__28_user_29_">–<text:span text:style-name="T2"> </text:span>И что дальше?– От Слотропа ни звука. – Эти две твои морячки… когда увидели тебя...– И тут он замечает, что Слотроп, вместо того, чтоб продолжить рассказ, трясётся. Да, он дрожал и перед этим, тут холодно, но не настолько же.– Слотроп!</text:p>
      <text:p text:style-name="Standard_20__28_user_29_">–<text:span text:style-name="T2"> </text:span>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p>
      <text:p text:style-name="Standard_20__28_user_29_">Вскоре, после паузы, с трясущейся сигаретой: – Их не слышно, когда на подходе.</text:p>
      <text:p text:style-name="Standard_20__28_user_29_">Тантиви знает кто эти «они». Он отводит глаза. Недолгое молчание.</text:p>
      <text:p text:style-name="Standard_20__28_user_29_">–<text:span text:style-name="T2"> </text:span>Конечно, не слышно, у них скорость больше скорости звука.</text:p>
      <text:p text:style-name="Standard_20__28_user_29_">–<text:span text:style-name="T2"> </text:span>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text:span text:style-name="T1">не</text:span> слышишь.</text:p>
      <text:p text:style-name="Standard_20__28_user_29_">–<text:span text:style-name="T2"> </text:span>То же самсое и в пехоте. Сам знаешь. Никогда не слышишь ту, которая в тебя.</text:p>
      <text:p text:style-name="Standard_20__28_user_29_">–<text:span text:style-name="T2"> </text:span>У, но—</text:p>
      <text:p text:style-name="Standard_20__28_user_29_">–<text:span text:style-name="T2"> </text:span>Считай, что это такая большая пуля, Слотроп. С плавниками.</text:p>
      <text:p text:style-name="Standard_20__28_user_29_">–<text:span text:style-name="T2"> </text:span>Исусе,– зубы стучат,– ты умеешь утешить.</text:p>
      <text:p text:style-name="Standard_20__28_user_29_">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в попытке развеять и снять её.– Может тебе стоит посмотреть места, где они взрывались….</text:p>
      <text:p text:style-name="Standard_20__28_user_29_">–<text:span text:style-name="T2"> </text:span>Зачем? От них же ничего не остаётся. Не так разве?</text:p>
      <text:p text:style-name="Standard_20__28_user_29_">–<text:span text:style-name="T2"> </text:span>Я не знаю. Даже немцы вряд ли знают. Но это отличная возможность для нас обойти ТехИнформ. Что скажешь?</text:p>
      <text:p text:style-name="Standard_20__28_user_29_">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oft-page-break/>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p>
      <text:p text:style-name="Standard_20__28_user_29_">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p>
      <text:p text:style-name="Standard_20__28_user_29_">У него появилась навязчивая идея ракеты, на которой написано его имя—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1">на каждой, верно?</text:span></text:p>
      <text:p text:style-name="Standard_20__28_user_29_">–<text:span text:style-name="T2"> </text:span>Да, такое может пригодиться,– Тантиви позабавлено посматривает на него, – верное дело, особенно в бою, знаешь, <text:span text:style-name="T1">просимулировать</text:span> что-то в таком роде. Полный верняк. Назови это «боевая паранойя» или типа того. Но—</text:p>
      <text:p text:style-name="Standard_20__28_user_29_">–<text:span text:style-name="T2"> </text:span>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p>
      <text:p text:style-name="Standard_20__28_user_29_">Нет ничего, что он бы мог увидеть, взять в рук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p>
      <text:p text:style-name="Standard_20__28_user_29_">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 text:style-name="T1">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p>
      <text:p text:style-name="Standard_20__28_user_29_">–<text:span text:style-name="T2"> </text:span>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Standard_20__28_user_29_"><text:soft-page-break/>–<text:span text:style-name="T2"> </text:span>Нет, это <text:span text:style-name="T1">не</text:span>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 text:style-name="T1">обожают</text:span> толстых, пухленьких американцев.– Тут она ущипнула его щеку и подёргала туда-сюда.</text:p>
      <text:p text:style-name="Standard_20__28_user_29_">–<text:span text:style-name="T2"> </text:span>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Standard_20__28_user_29_">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p>
      <text:p text:style-name="Standard_20__28_user_29_">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зашевелился в <text:span text:style-name="T1">эрекции</text:span>, вот-вот торчком вспрыгнет—Боже праведный, а <text:span text:style-name="T1">это</text:span> вдруг с чего?</text:p>
      <text:p text:style-name="Standard_20__28_user_29_">В его истории и, очень может быть, помилуй его Господи, в его досье отмечена особая чувствительность на происходящее в небе. (Но <text:span text:style-name="T1">эрекция</text:span>?)</text:p>
      <text:p text:style-name="Standard_20__28_user_29_">На старом аспидном сланце надгробного камня на кладбище Конгрегационалистской церкви дома в Минчборо, штат Масачусетс, рука Господа возникает из облака, края фигуры кое-где изъедены двумя столетиями смен огня и льда в долоте времён года, а надпись такова:</text:p>
      <text:p text:style-name="Standard_20__28_user_29_"/>
      <text:p text:style-name="Standard_20__28_user_29_">В память Константа</text:p>
      <text:p text:style-name="Standard_20__28_user_29_">Слотропа, что умер Марта</text:p>
      <text:p text:style-name="Standard_20__28_user_29_">4-го 1766 г., на 29-м</text:p>
      <text:p text:style-name="Standard_20__28_user_29_">году от роду.</text:p>
      <text:p text:style-name="Standard_20__28_user_29_"/>
      <text:p text:style-name="Standard_20__28_user_29_">Смерть есть природе долг,</text:p>
      <text:p text:style-name="Standard_20__28_user_29_">Я уплатил, и ты заплатишь.</text:p>
      <text:p text:style-name="Standard_20__28_user_29_"/>
      <text:p text:style-name="Standard_20__28_user_29_">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text:p>
      <text:p text:style-name="Standard_20__28_user_29_"><text:soft-page-break/></text:p>
      <text:p text:style-name="Standard_20__28_user_29_">Адью, друзья мои милые, отныне обитель моя эта могила,</text:p>
      <text:p text:style-name="Standard_20__28_user_29_">Смерть ненасытная меня скосила,</text:p>
      <text:p text:style-name="Standard_20__28_user_29_">Пока Христос вновь приидет чад Его спасти</text:p>
      <text:p text:style-name="Standard_20__28_user_29_">По слову Его в Писании</text:p>
      <text:p text:style-name="Standard_20__28_user_29_">Мой плач услышь, читающий сие,</text:p>
      <text:p text:style-name="Standard_20__28_user_29_">Богатства не сделают вечным твоё бытие.</text:p>
      <text:p text:style-name="Standard_20__28_user_29_">Ткацкий стан Господа не оставляет дела своего,</text:p>
      <text:p text:style-name="Standard_20__28_user_29_">Наши пути следуют нитям любви Его.</text:p>
      <text:p text:style-name="Standard_20__28_user_29_"/>
      <text:p text:style-name="Standard_20__28_user_29_">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Standard_20__28_user_29_"/>
      <text:p text:style-name="Standard_20__28_user_29_">Мне некогда было дожидаться Смерти,</text:p>
      <text:p text:style-name="Standard_20__28_user_29_">Она любезно дождалась меня</text:p>
      <text:p text:style-name="Standard_20__28_user_29_"/>
      <text:p text:style-name="Standard_20__28_user_29_">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p>
      <text:p text:style-name="Standard_20__28_user_29_">Однако, они не процветали… почти всё добывалось упорством—хотя всё это начало скисать примерно в те времена, или около того, когда Эмили Дикинсон писала:</text:p>
      <text:p text:style-name="Standard_20__28_user_29_"/>
      <text:p text:style-name="Standard_20__28_user_29_">Падение дьявольский труд,</text:p>
      <text:p text:style-name="Standard_20__28_user_29_">Ведётся постепенно, кропотливо—</text:p>
      <text:p text:style-name="Standard_20__28_user_29_">Никто не согрешает в одночасье,</text:p>
      <text:p text:style-name="Standard_20__28_user_29_">Тут дребезги нужны, чтоб поскользнуться,</text:p>
      <text:p text:style-name="Standard_20__28_user_29_"/>
      <text:p text:style-name="Standard_20__28_user_29_">но они всё-таки держались. Традиция, для остальных, была простой, её знал каждый—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p>
      <text:p text:style-name="Standard_20__28_user_29_"><text:soft-page-break/>Депрессия, грянув, удостоверила процесс. 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p>
      <text:p text:style-name="Standard_20__28_user_29_">В 1931, год большого пожара в Аспинвол Отеле, юный Тайрон навещал свою тётушку в Леноксе. 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p>
      <text:p text:style-name="Standard_20__28_user_29_">Охренеть, как они его пугали. Что если эти сияющие занавеси сейчас распахнуться? Что покажут ему призраки севера, усыпанные драгоценностями?</text:p>
      <text:p text:style-name="Standard_20__28_user_29_">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давно заснули, а взрослые пили кофе и рассказывали друг другу какие пожары они видели в другие годы.</text:p>
      <text:p text:style-name="Standard_20__28_user_29_">Но это что за сияние? Какие призраки тут командуют? Что если в следующий момент всё заслонит кромешная ночь, контроль <text:span text:style-name="T1">утрачен</text:span> и занавеси распахиваются показать зиму, которую никто и представить не мог….</text:p>
      <text:p text:style-name="Standard_20__28_user_29_">6:43:16, БВЛВ—<text:span text:style-name="T1">небо прямо сейчас</text:span>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 text:style-name="T1">так оно и бывает—да великая длань света опускается из облаков….</text:span></text:p>
      <text:p text:style-name="Standard_20__28_user_29_"><draw:frame draw:style-name="fr1" draw:name="Image5" text:anchor-type="char" svg:width="6.9252in" svg:height="0.3661in" draw:z-index="3"><draw:image xlink:href="Pictures/1000000000000B720000009B428C9716555D8079.png" xlink:type="simple" xlink:show="embed" xlink:actuate="onLoad" loext:mime-type="image/png"/></draw:frame>На стене, в орнаментальном зажиме тёмной меди, пылает газовый <text:s/>факел, ровно и 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p>
      <text:p text:style-name="Standard_20__28_user_29_">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p>
      <text:p text:style-name="Standard_20__28_user_29_"><text:soft-page-break/>–<text:span text:style-name="T2"> </text:span>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Standard_20__28_user_29_">Здесь медиум прерывается, немного молчит… один стон… момент тихого отчаяния: «Селена, Селена, ты не тут?»</text:p>
      <text:p text:style-name="Standard_20__28_user_29_">–<text:span text:style-name="T2"> </text:span>Нет, дорогой.– на её щекам полоски от недавних слёз. – Я слушаю.</text:p>
      <text:p text:style-name="Standard_20__28_user_29_">–<text:span text:style-name="T2"> </text:span>Всё дело в контроле. Всё это пошло из-за одной трудности: контроль. Впервые он оказался <text:span text:style-name="T1">внутри</text:span>, понимаешь. Контроль размещён внутри. Уже нет надобности пассивно страдать от «внешних сил»—сворачивать в любой ветер. Как будто….</text:p>
      <text:p text:style-name="Standard_20__28_user_29_">–<text:span text:style-name="T2"> </text:span>Рынок уже не нуждается в управлении Невидимой Рукой, но может теперь <text:span text:style-name="T1">создавать себя</text:span> сам—свою логику, импульс, стиль, <text:span text:style-name="T1">изнутри</text:span>.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 text:style-name="T1">может</text:span>. Что происходит, то происходит, А и Б не имеют реальности, они просто наименования частей, которые следует воспринимать неразрывно….</text:p>
      <text:p text:style-name="Standard_20__28_user_29_">–<text:span text:style-name="T2"> </text:span>Гонит белиберду Успенского,– 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 text:style-name="T1">на мне смотрелся б куда лучше</text:span>, в этом она не сомневается. Леди, обернувшись вдруг, <text:s/>улыбается поверх плеча, ты так уверена? Боже, неужто она услышала? Ну, в <text:span text:style-name="T1">таком-то</text:span> месте почти наверняка.</text:p>
      <text:p text:style-name="Standard_20__28_user_29_">Джессика стоит недалеко от стола для сеанса 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p>
      <text:p text:style-name="Standard_20__28_user_29_">Снаружи, из восточных районом, докатывается приглушённый взрыв очередной ракеты 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p>
      <text:p text:style-name="Standard_20__28_user_29_">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по центру. Милтон Гломинг вскидывает бровь. Его ум, постоянно занятый сбором соответствий, думает, что обнаружил ещё одно.</text:p>
      <text:p text:style-name="Standard_20__28_user_29_">Медиум, уже с раздражённостью, начинет выходить из транса. Любому ясно что сейчас происходит по ту сторону. 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oft-page-break/>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p>
      <text:p text:style-name="Standard_20__28_user_29_">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ждера….</text:p>
      <text:p text:style-name="Standard_20__28_user_29_">–<text:span text:style-name="T2"> </text:span>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Standard_20__28_user_29_">–<text:span text:style-name="T2"> </text:span>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Standard_20__28_user_29_">–<text:span text:style-name="T2"> </text:span>Я как-то это всё не очень—</text:p>
      <text:p text:style-name="Standard_20__28_user_29_">–<text:span text:style-name="T2"> </text:span>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Standard_20__28_user_29_">–<text:span text:style-name="T2"> </text:span>Ха,– <text:span text:style-name="T1">это</text:span> слово ей известно.– Мне показалось, вы оживились, когда он сказал «обернулись против».</text:p>
      <text:p text:style-name="Standard_20__28_user_29_">–<text:span text:style-name="T2"> </text:span>«Против», «наоборот», да, вас бы удивила частотность этих слов.</text:p>
      <text:p text:style-name="Standard_20__28_user_29_">–<text:span text:style-name="T2"> </text:span>А какое <text:span text:style-name="T1">самое</text:span> частое слово,– спросила Джессика,– <text:s/>номер один по вашим записям.</text:p>
      <text:p text:style-name="Standard_20__28_user_29_">–<text:span text:style-name="T2"> </text:span>То же самое, что и всегда в таких делах собраниях,– ответил статистик, как будто каждый знает, что это «смерть».</text:p>
      <text:p text:style-name="Standard_20__28_user_29_">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Standard_20__28_user_29_">–<text:span text:style-name="T2"> </text:span>Кстати, а где это ваш молодой безумец?</text:p>
      <text:p text:style-name="Standard_20__28_user_29_">–<text:span text:style-name="T2"> </text:span>Роджер с капитаном Прентисом.– неопределённый взмах руки.– Как обычно: непонятные <text:s/>Микроплёночные Маневры.</text:p>
      <text:p text:style-name="Standard_20__28_user_29_">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p>
      <text:p text:style-name="Standard_20__28_user_29_">Пират Прентис так это воспринимает, косвенно, типа классового самосознания, он несёт свою улыбку среди всех тут собравшихся как боевую фалангу. 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text:p>
      <text:p text:style-name="Standard_20__28_user_29_">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Standard_20__28_user_29_">–<text:span text:style-name="T2"> </text:span>Генерал-майор, вы не можете поддерживать такое.</text:p>
      <text:p text:style-name="Standard_20__28_user_29_">–<text:span text:style-name="T2"> </text:span>Мы следим за ним круглые сутки. Физически, расположение он не покидает, это точно.</text:p>
      <text:p text:style-name="Standard_20__28_user_29_"><text:soft-page-break/>–<text:span text:style-name="T2"> </text:span>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p>
      <text:p text:style-name="Standard_20__28_user_29_">–<text:span text:style-name="T2"> </text:span>Гитлер так и делает.</text:p>
      <text:p text:style-name="Standard_20__28_user_29_">–<text:span text:style-name="T2"> </text:span>Гитлер человек одухотворённый, а мы с вами просто наёмные работники, не забывайте….</text:p>
      <text:p text:style-name="Standard_20__28_user_29_">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джентельменски муштрованные маньяки из ОСО, <text:span text:style-name="T1">ах очень хорошо, капитан</text:span>, трандёж совещаний командования, шарканье ботинками, очки, какие сейчас носят в правительстве, <text:span text:style-name="T1">превосходно и как-нибудь показали бы это у нас в клубе….</text:span></text:p>
      <text:p text:style-name="Standard_20__28_user_29_">Пират хочет быть своим среди Них, хочет их грубоватой любви с запахом отличного виски и табачного блэнда Латакии. Он хочет понимания <text:span text:style-name="T1">своих</text:span>, а не этих заумных шибздиков 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p>
      <text:p text:style-name="Standard_20__28_user_29_">–<text:span text:style-name="T2"> </text:span>Этого вообще не понять,– говорил Роджер Мехико,– 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 указывая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 text:style-name="T1">грёбанного</text:span> фашизма…</text:p>
      <text:p text:style-name="Standard_20__28_user_29_">–<text:span text:style-name="T2"> </text:span>Полегче, Мехико, ты опять теряешь старую добрую объективность—человеку науки это не к лицу. Это уж совсем не по-научному.</text:p>
      <text:p text:style-name="Standard_20__28_user_29_">–<text:span text:style-name="T2"> </text:span>Придурок. И ты за них. Ты не почувствовал, когда заходил сюда сегодня? Это громадное болотище паранойи.</text:p>
      <text:p text:style-name="Standard_20__28_user_29_">–<text:span text:style-name="T2"> </text:span>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text:p>
      <text:p text:style-name="Standard_20__28_user_29_">–<text:span text:style-name="T2"> </text:span>А, Прентис.– Ни бровью не повел. Терпимость. А.</text:p>
      <text:p text:style-name="Standard_20__28_user_29_">–<text:span text:style-name="T2"> </text:span>Ты бы зашёл, пусть доктор Грост проверит на своей ЭЭГ.</text:p>
      <text:p text:style-name="Standard_20__28_user_29_">–<text:span text:style-name="T2"> </text:span>Ладно, как только выберу время.– 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p>
      <text:p text:style-name="Standard_20__28_user_29_">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Standard_20__28_user_29_">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том чья капитуляция, ни гу-гу.</text:p>
      <text:p text:style-name="Standard_20__28_user_29_">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oft-page-break/>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p>
      <text:p text:style-name="Standard_20__28_user_29_">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Standard_20__28_user_29_">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p>
      <text:p text:style-name="Standard_20__28_user_29_">Вон девушка Мехико входит в комнату. Он замечает её мгновенно, чистота вокруг неё, отсутствие дыма и шума… так он уже и ауру начинает видеть? 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p>
      <text:p text:style-name="Standard_20__28_user_29_">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text:p>
      <text:p text:style-name="Standard_20__28_user_29_">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всё равно 98% заражены венерическими болезнями—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p>
      <text:p text:style-name="Standard_20__28_user_29_">Невероятная чёрно-белая Скорпия подтвердила немало фантазий Пирата про гламурный английский высший свет с шёлковыми ножками, <text:s/>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oft-page-break/>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 text:style-name="T1">это</text:span>, знать, как знал Пират, о чём <text:span text:style-name="T1">на самом деле</text:span> поётся в песне «Танцы в темноте»….</text:p>
      <text:p text:style-name="Standard_20__28_user_29_">Он старательно не говорил ей об этом. Но порой это такая мука не упасть к её ногам, зная, что она не оставит Клайва, с криком <text:span text:style-name="T1">ты моя последняя надежда</text:span>… <text:span text:style-name="T1">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То-то и <text:span text:style-name="T1">оно,</text:span>»–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 text:style-name="T1">задействован</text:span>,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p>
      <text:p text:style-name="Standard_20__28_user_29_">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p>
      <text:p text:style-name="Standard_20__28_user_29_">–<text:span text:style-name="T2"> </text:span>Ты и вправду пират,– 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p>
      <text:p text:style-name="Standard_20__28_user_29_">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Standard_20__28_user_29_">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для превращения ночи в ночь компромисса….</text:p>
      <text:p text:style-name="Standard_20__28_user_29_">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ецах, бегали по всей станции, глотали свои предотъездные шоколадки и выстраивались в ряд для новых фото. Белое как тальк лицо Скорпии 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p>
      <text:p text:style-name="Standard_20__28_user_29_"><draw:frame draw:style-name="fr1" draw:name="Image6" text:anchor-type="char" svg:width="6.9252in" svg:height="0.3661in" draw:z-index="4"><draw:image xlink:href="Pictures/1000000000000B720000009B428C9716555D8079.png" xlink:type="simple" xlink:show="embed" xlink:actuate="onLoad" loext:mime-type="image/png"/></draw:frame>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text:soft-page-break/>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p>
      <text:p text:style-name="Standard_20__28_user_29_">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Standard_20__28_user_29_">–<text:span text:style-name="T2"> </text:span>У нас их называют «служащими,»– отвечает Роджер,– 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p>
      <text:p text:style-name="Standard_20__28_user_29_">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text:p>
      <text:p text:style-name="Standard_20__28_user_29_">–<text:span text:style-name="T2"> </text:span>Бедный Роджер, бедный ягнёночек, попал на такую бяку войну.</text:p>
      <text:p text:style-name="Standard_20__28_user_29_">–<text:span text:style-name="T2"> </text:span>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text:p>
      <text:p text:style-name="Standard_20__28_user_29_">–<text:span text:style-name="T2"> <text:s/></text:span>Бобёр.</text:p>
      <text:p text:style-name="Standard_20__28_user_29_">–<text:span text:style-name="T2"> </text:span>Точно, и весь тот превосходный боевой дух, которым вы так славитесь, но что-то не слыхать, чтоб вы сбивали <text:span text:style-name="T1">ракеты</text:span>, ха-ха!– выдаёт свою самую злую улыбку, жмуря глаза и наморщив нос,– больше, чем я, больше, чем Пойнтсмен, ну, и кто <text:span text:style-name="T1">теперь</text:span> лучше кого, дорогуша?– подпрыгивает вверх-вниз на коже сиденья.</text:p>
      <text:p text:style-name="Standard_20__28_user_29_">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 text:style-name="T1">Нам по пути. </text:span>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p>
      <text:p text:style-name="Standard_20__28_user_29_">И случались моменты, особенно в последнее время—когда лицом к лицу, что никак не отличить которое из них чьё. Оба одновременно чувствовали странное недоумение… как если нежданно видишь себя в зеркале… 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p>
      <text:p text:style-name="Standard_20__28_user_29_">Это случилось как то,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p>
      <text:p text:style-name="Standard_20__28_user_29_">–<text:span text:style-name="T2"> </text:span>Ну, ты даёшь, красавица,– провизжав тормозами,– Тут тебе не закулисье старой Мельницы, знаешь ли.</text:p>
      <text:p text:style-name="Standard_20__28_user_29_"><text:soft-page-break/>Она знала. «Гм,»– упавшая прядка, щекоча её нос, добавила больше, чем обычно, едкости в её ответ:– «Я не знала, что маленьких мальчиков пускают в такие места».</text:p>
      <text:p text:style-name="Standard_20__28_user_29_">–<text:span text:style-name="T2"> </text:span>Как я вижу,– уже научившись не замечать подобных замечаний по поводу его внешности,– девочкам из твоего звена скаутов, ещё никто не позвонил.</text:p>
      <text:p text:style-name="Standard_20__28_user_29_">–<text:span text:style-name="T2"> </text:span>Мне двадцать.</text:p>
      <text:p text:style-name="Standard_20__28_user_29_">–<text:span text:style-name="T2"> </text:span>Ура, тогда имеешь полное право прокатиться на этом Ягуаре аж до Лондона.</text:p>
      <text:p text:style-name="Standard_20__28_user_29_">–<text:span text:style-name="T2"> </text:span>Мне в другую сторон. Почти в Гастингс.</text:p>
      <text:p text:style-name="Standard_20__28_user_29_">–<text:span text:style-name="T2"> </text:span>Ну, тогда туда и обратно.</text:p>
      <text:p text:style-name="Standard_20__28_user_29_">Убирая волосы со своего лица:– А твоя мама знает, как ты себя ведёшь <text:span text:style-name="T1">не</text:span> дома?</text:p>
      <text:p text:style-name="Standard_20__28_user_29_">–<text:span text:style-name="T2"> </text:span>Моя мама война,– провозглашает Роджер Мехико, склоняясь, чтобы открыть дверь.</text:p>
      <text:p text:style-name="Standard_20__28_user_29_">–<text:span text:style-name="T2"> </text:span>Это странно слышать,– маленькая заляпанная туфелька повременила на подножке.</text:p>
      <text:p text:style-name="Standard_20__28_user_29_">–<text:span text:style-name="T2"> </text:span>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p>
      <text:p text:style-name="Standard_20__28_user_29_">И тут падает ракета. Круто, круто. 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p>
      <text:p text:style-name="Standard_20__28_user_29_">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text:p>
      <text:p text:style-name="Standard_20__28_user_29_">–<text:span text:style-name="T2"> </text:span>Я в твоей власти,– <text:s/>вскрикивает она.– <text:span text:style-name="T1">Полностью</text:span>.</text:p>
      <text:p text:style-name="Standard_20__28_user_29_">–<text:span text:style-name="T2"> </text:span>Гм,– Роджер наконец-то справляется с коробкой передач и, танцуя по педалям, уфыркивает, фррр, в сторону Лондона. Но Джессика не в его власчти.</text:p>
      <text:p text:style-name="Standard_20__28_user_29_">Ну, а война, она и <text:span text:style-name="T1">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p>
      <text:p text:style-name="Standard_20__28_user_29_">И потом эта явная потребность каждого из них, которая его просто бесит… Ладно, это и <text:span text:style-name="T1">его</text:span> потребность тоже. Но разве возможно подвести научную основу под что-либо «духовное» когда тобою правит собственная смертность, как раз вне статистического исчисления квадратов чи, покуда листаются карты Зенера, в паузах между глухими, напряжёнными словами медиума? 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oft-page-break/>бомбардировщиков… да <text:span text:style-name="T1">что угодно</text:span> вместо этого неблагодарного барахтанья в делах недосягаемой Смерти….</text:p>
      <text:p text:style-name="Standard_20__28_user_29_">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Standard_20__28_user_29_">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text:s/>для пожарников… <text:span text:style-name="T1">нет, пожалуйста, не лезьте на меня с этим Шлангом… о, нет… ну хотя бы сняли эти жуткие резиновые сапожищи… а да да так</text:span>—</text:p>
      <text:p text:style-name="Standard_20__28_user_29_">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p>
      <text:p text:style-name="Standard_20__28_user_29_">–<text:span text:style-name="T2"> </text:span>Кто они?</text:p>
      <text:p text:style-name="Standard_20__28_user_29_">Роджер пожимает плечами, «они» для них достаточно:– Не слишком дружелюбная компашка.</text:p>
      <text:p text:style-name="Standard_20__28_user_29_">–<text:span text:style-name="T2"> </text:span>Кто бы говорил!– <text:s/>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p>
      <text:p text:style-name="Standard_20__28_user_29_">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text:p>
      <text:p text:style-name="Standard_20__28_user_29_">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1">энную</text:span> жертву, или часть <text:span text:style-name="T1">энной</text:span> жертвы из <text:span text:style-name="T1">энной</text:span> груды обломков, сказал он ей однажды, злой, усталый, это уже перестало его задевать… значение<text:span text:style-name="T1"> эн</text:span> может быть разным для каждого из нас, но, извини меня: рано или поздно….</text:p>
      <text:p text:style-name="Standard_20__28_user_29_">И помимо изнеможения от всего есть ещё и это. 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p>
      <text:p text:style-name="Standard_20__28_user_29_">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oft-page-break/>себя, впрягаются больше, чем пропаганда когда-либо требовала от них. Они любят друг друга. Пошла эта война на хуй.</text:p>
      <text:p text:style-name="Standard_20__28_user_29_"><draw:frame draw:style-name="fr1" draw:name="Image7" text:anchor-type="char" svg:width="6.9252in" svg:height="0.3661in" draw:z-index="5"><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oft-page-break/>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2"> </text:span>Обниматься?– Роджер вот-вот завопит.– <text:span text:style-name="T1">Обниматься?</text:span></text:p>
      <text:p text:style-name="Standard_20__28_user_29_">–<text:span text:style-name="T2"> </text:span>Мехико.– Это доктор опять, на ноге унитаз, вязаный шлем перекошен.</text:p>
      <text:p text:style-name="Standard_20__28_user_29_">–<text:span text:style-name="T2">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pan text:style-name="T2">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2"> </text:span>Ради бога,– Пойнтсмен бухает вслед за ним в развалины,– <text:span text:style-name="T4"><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2"> </text:span>Ясно<text:span text:style-name="T1">,</text:span>– откликается Роджер, сигналя ему фонариком, короткий-длинный-короткий.</text:p>
      <text:p text:style-name="Standard_20__28_user_29_">–<text:span text:style-name="T2"> </text:span>Посмотрим,– бормочет Джессика, на цыпочках за ними следом.</text:p>
      <text:p text:style-name="Standard_20__28_user_29_">–<text:span text:style-name="T2">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 Так это ж м-с Насбом!– вскрикивает Роджер, точь-в-точь как это делает Фред Ален передачах Би-Би-Си, по средам.</text:p>
      <text:p text:style-name="Standard_20__28_user_29_">–<text:span text:style-name="T2">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2">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oft-page-break/>–<text:span text:style-name="T2"> </text:span>Мехико-о-о-о,– чуть не плача.</text:p>
      <text:p text:style-name="Standard_20__28_user_29_">–<text:span text:style-name="T2">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2"> </text:span>Эй!– Орёт постовой:– Вы! Идиоты! Подальше от той стенки. Она ни на чём не держится.</text:p>
      <text:p text:style-name="Standard_20__28_user_29_">–<text:span text:style-name="T2"> </text:span>Сигаретка найдётся?– спрашивает Джессика.</text:p>
      <text:p text:style-name="Standard_20__28_user_29_">–<text:span text:style-name="T2"> </text:span>Он щас пабежит,– вскрикивает Роджер.</text:p>
      <text:p text:style-name="Standard_20__28_user_29_">–<text:span text:style-name="T2">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2">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2"> </text:span>Убирайтесь оттуда!– <text:s/>орёт постовой. Но усилия парочки под сеткой лишь раскачивают стенку всё сильнее.</text:p>
      <text:p text:style-name="Standard_20__28_user_29_">–<text:span text:style-name="T2">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2">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2"> <text:s/></text:span>Он убежал в ту улицу,– <text:s/>сообщает она, помогая им выпутаться из сетки.</text:p>
      <text:p text:style-name="Standard_20__28_user_29_">–<text:span text:style-name="T2"> </text:span>Ладно,– <text:s/>вздыхает доктор,– это не имеет значения.</text:p>
      <text:p text:style-name="Standard_20__28_user_29_">–<text:span text:style-name="T2"> </text:span>Да, но только начали,– <text:s/>доносится от Роджера.</text:p>
      <text:p text:style-name="Standard_20__28_user_29_">–<text:span text:style-name="T2"> </text:span>Нет, нет. Достаточно.</text:p>
      <text:p text:style-name="Standard_20__28_user_29_">–<text:span text:style-name="T2">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2"> </text:span>Вы возвращаетесь сегодня, доктор? Мне нужно ещё подвезти юную леди.</text:p>
      <text:p text:style-name="Standard_20__28_user_29_"><text:soft-page-break/>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6"><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2"> </text:span>Не <text:span text:style-name="T1">очень</text:span> хорошо выглядишь.</text:p>
      <text:p text:style-name="Standard_20__28_user_29_">–<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oft-page-break/>–<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oft-page-break/>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7"><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text:soft-page-break/>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oft-page-break/>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oft-page-break/>–<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text:soft-page-break/>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oft-page-break/>–<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8"><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еню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ень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text:soft-page-break/>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я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text:soft-page-break/>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text:soft-page-break/>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oft-page-break/>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oft-page-break/>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oft-page-break/>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oft-page-break/>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9"><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text:soft-page-break/>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10"><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oft-page-break/>–<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oft-page-break/>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oft-page-break/>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oft-page-break/>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text:soft-page-break/>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text:soft-page-break/>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11"><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oft-page-break/><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oft-page-break/><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5">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5">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text:span></text:span><text:soft-page-break/><text:span text:style-name="Source_20_Text"><text:span text:style-name="T5">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text:span></text:span><text:soft-page-break/><text:span text:style-name="Source_20_Text"><text:span text:style-name="T5">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12"><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text:span></text:span><text:soft-page-break/><text:span text:style-name="Source_20_Text"><text:span text:style-name="T5">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text:span></text:span><text:soft-page-break/><text:span text:style-name="Source_20_Text"><text:span text:style-name="T5">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text:span></text:span><text:soft-page-break/><text:span text:style-name="Source_20_Text"><text:span text:style-name="T5">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text:span></text:span><text:soft-page-break/><text:span text:style-name="Source_20_Text"><text:span text:style-name="T5">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text:span></text:span><text:soft-page-break/><text:span text:style-name="Source_20_Text"><text:span text:style-name="T5">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text:span></text:span><text:soft-page-break/><text:span text:style-name="Source_20_Text"><text:span text:style-name="T5">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text:span></text:span><text:soft-page-break/><text:span text:style-name="Source_20_Text"><text:span text:style-name="T5">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5">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5">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text:span></text:span><text:soft-page-break/><text:span text:style-name="Source_20_Text"><text:span text:style-name="T5">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oft-page-break/><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5">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5">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5">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13"><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oft-page-break/><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text:span></text:span><text:soft-page-break/><text:span text:style-name="Source_20_Text"><text:span text:style-name="T5">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5">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4"><draw:image xlink:href="Pictures/1000000000000B720000009B428C9716555D8079.png" xlink:type="simple" xlink:show="embed" xlink:actuate="onLoad" loext:mime-type="image/png"/></draw:frame><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oft-page-break/><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oft-page-break/><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text:span></text:span><text:soft-page-break/><text:span text:style-name="Source_20_Text"><text:span text:style-name="T5">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oft-page-break/><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text:span></text:span><text:soft-page-break/><text:span text:style-name="Source_20_Text"><text:span text:style-name="T5">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text:span></text:span><text:soft-page-break/><text:span text:style-name="Source_20_Text"><text:span text:style-name="T5">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text:span></text:span><text:soft-page-break/><text:span text:style-name="Source_20_Text"><text:span text:style-name="T5">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text:span></text:span><text:soft-page-break/><text:span text:style-name="Source_20_Text"><text:span text:style-name="T5">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text:span></text:span><text:soft-page-break/><text:span text:style-name="Source_20_Text"><text:span text:style-name="T5">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5"><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text:span></text:span><text:soft-page-break/><text:span text:style-name="Source_20_Text"><text:span text:style-name="T5">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text:span></text:span><text:soft-page-break/><text:span text:style-name="Source_20_Text"><text:span text:style-name="T5">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text:span></text:span><text:soft-page-break/><text:span text:style-name="Source_20_Text"><text:span text:style-name="T5">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text:soft-page-break/>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text:span></text:span><text:soft-page-break/><text:span text:style-name="Source_20_Text"><text:span text:style-name="T5">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text:span></text:span><text:soft-page-break/><text:span text:style-name="Source_20_Text"><text:span text:style-name="T5">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6"><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text:span></text:span><text:soft-page-break/><text:span text:style-name="Source_20_Text"><text:span text:style-name="T5">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text:span></text:span><text:soft-page-break/><text:span text:style-name="Source_20_Text"><text:span text:style-name="T5">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oft-page-break/><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text:span></text:span><text:soft-page-break/><text:span text:style-name="Source_20_Text"><text:span text:style-name="T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5">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oft-page-break/><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7"><draw:image xlink:href="Pictures/1000000000000B720000009B428C9716555D8079.png" xlink:type="simple" xlink:show="embed" xlink:actuate="onLoad" loext:mime-type="image/png"/></draw:frame><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oft-page-break/><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5">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text:span></text:span><text:soft-page-break/><text:span text:style-name="Source_20_Text"><text:span text:style-name="T5">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oft-page-break/><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5">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oft-page-break/><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5">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text:span></text:span><text:soft-page-break/><text:span text:style-name="Source_20_Text"><text:span text:style-name="T5">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text:span></text:span><text:soft-page-break/><text:span text:style-name="Source_20_Text"><text:span text:style-name="T5">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8"><draw:image xlink:href="Pictures/1000000000000B720000009B428C9716555D8079.png" xlink:type="simple" xlink:show="embed" xlink:actuate="onLoad" loext:mime-type="image/png"/></draw:frame><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text:span></text:span><text:soft-page-break/><text:span text:style-name="Source_20_Text"><text:span text:style-name="T5">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text:span></text:span><text:soft-page-break/><text:span text:style-name="Source_20_Text"><text:span text:style-name="T5">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5">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5">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5">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9"><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oft-page-break/><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text:span></text:span><text:soft-page-break/><text:span text:style-name="Source_20_Text"><text:span text:style-name="T5">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2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0-12-28T09:07:26.487000155</dc:date>
    <meta:editing-cycles>5</meta:editing-cycles>
    <meta:editing-duration>P6DT22H50M57S</meta:editing-duration>
    <meta:generator>LibreOffice/6.1.5.2$Linux_X86_64 LibreOffice_project/10$Build-2</meta:generator>
    <meta:document-statistic meta:table-count="0" meta:image-count="23" meta:object-count="0" meta:page-count="120" meta:paragraph-count="1074" meta:word-count="65945" meta:character-count="449059" meta:non-whitespace-character-count="383977"/>
  </office:meta>
</office:document-meta>
</file>